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40000035922091A8B14509A90.png" manifest:media-type="image/png"/>
  <manifest:file-entry manifest:full-path="Pictures/1000000000000517000000B08783A9CD73DB19DA.png" manifest:media-type="image/png"/>
  <manifest:file-entry manifest:full-path="Pictures/100000000000051A00000200A7B35DF523206B56.png" manifest:media-type="image/png"/>
  <manifest:file-entry manifest:full-path="Pictures/100000000000052F000001F106C2B43F01A7E873.png" manifest:media-type="image/png"/>
  <manifest:file-entry manifest:full-path="Pictures/100000000000052D0000026F8DC9A1FAFEF380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801af" officeooo:paragraph-rsid="001801af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пругость</text:p>
      <text:p text:style-name="P1"><draw:frame draw:style-name="fr2" draw:name="Image1" text:anchor-type="char" svg:x="0cm" svg:y="0.212cm" svg:width="17cm" svg:height="7.992cm" draw:z-index="0"><draw:image xlink:href="Pictures/100000000000052D0000026F8DC9A1FAFEF3800F.png" xlink:type="simple" xlink:show="embed" xlink:actuate="onLoad" loext:mime-type="image/png"/></draw:frame><draw:frame draw:style-name="fr2" draw:name="Image2" text:anchor-type="char" svg:x="0cm" svg:y="8.495cm" svg:width="17cm" svg:height="6.366cm" draw:z-index="1"><draw:image xlink:href="Pictures/100000000000052F000001F106C2B43F01A7E873.png" xlink:type="simple" xlink:show="embed" xlink:actuate="onLoad" loext:mime-type="image/png"/></draw:frame><draw:frame draw:style-name="fr2" draw:name="Image3" text:anchor-type="char" svg:x="0cm" svg:y="14.859cm" svg:width="17cm" svg:height="6.664cm" draw:z-index="2"><draw:image xlink:href="Pictures/100000000000051A00000200A7B35DF523206B56.png" xlink:type="simple" xlink:show="embed" xlink:actuate="onLoad" loext:mime-type="image/png"/></draw:frame></text:p>
      <text:p text:style-name="P1"><draw:frame draw:style-name="fr2" draw:name="Image4" text:anchor-type="char" svg:x="0cm" svg:y="13.317cm" svg:width="17cm" svg:height="2.297cm" draw:z-index="3"><draw:image xlink:href="Pictures/1000000000000517000000B08783A9CD73DB19DA.png" xlink:type="simple" xlink:show="embed" xlink:actuate="onLoad" loext:mime-type="image/png"/></draw:frame></text:p>
      <text:p text:style-name="P1"/>
      <text:p text:style-name="P1"><draw:frame draw:style-name="fr1" draw:name="Image5" text:anchor-type="char" svg:width="17cm" svg:height="13.54cm" draw:z-index="4"><draw:image xlink:href="Pictures/10000000000004340000035922091A8B14509A90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09:01:21.582800607</meta:creation-date>
    <dc:date>2022-07-02T09:05:04.890654910</dc:date>
    <meta:editing-duration>PT3M44S</meta:editing-duration>
    <meta:editing-cycles>1</meta:editing-cycles>
    <meta:document-statistic meta:table-count="0" meta:image-count="5" meta:object-count="0" meta:page-count="2" meta:paragraph-count="1" meta:word-count="1" meta:character-count="9" meta:non-whitespace-character-count="9"/>
    <meta:generator>LibreOffice/6.4.7.2$Linux_X86_64 LibreOffice_project/40$Build-2</meta:generator>
  </office:meta>
</office:document-meta>
</file>